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Assertion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Assertion.getInitFi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Assertion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Assertion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Assertion.getResult( SampleResult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BeanShellAssertion.isRese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